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Arimo1" svg:font-family="Arimo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language="de" fo:country="DE" style:text-underline-style="none" fo:font-weight="bold" style:font-weight-asian="bold" style:font-weight-complex="bold"/>
    </style:style>
    <style:style style:name="P3" style:family="paragraph" style:parent-style-name="Standard" style:list-style-name="L1">
      <style:text-properties fo:language="de" fo:country="DE" style:text-underline-style="none" fo:font-weight="bold" style:font-weight-asian="bold" style:font-weight-complex="bold"/>
    </style:style>
    <style:style style:name="P4" style:family="paragraph" style:parent-style-name="Standard" style:list-style-name="L2">
      <style:text-properties fo:language="de" fo:country="DE" style:text-underline-style="none" fo:font-weight="bold" style:font-weight-asian="bold" style:font-weight-complex="bold"/>
    </style:style>
    <style:style style:name="P5" style:family="paragraph" style:parent-style-name="Standard" style:list-style-name="L3">
      <style:text-properties fo:language="de" fo:country="DE" style:text-underline-style="none" fo:font-weight="bold" style:font-weight-asian="bold" style:font-weight-complex="bold"/>
    </style:style>
    <style:style style:name="P6" style:family="paragraph" style:parent-style-name="Standard" style:list-style-name="L4">
      <style:text-properties fo:language="de" fo:country="DE" style:text-underline-style="none" fo:font-weight="bold" style:font-weight-asian="bold" style:font-weight-complex="bold"/>
    </style:style>
    <style:style style:name="P7" style:family="paragraph" style:parent-style-name="Standard" style:list-style-name="L5">
      <style:text-properties fo:language="de" fo:country="DE" style:text-underline-style="none" fo:font-weight="bold" style:font-weight-asian="bold" style:font-weight-complex="bold"/>
    </style:style>
    <style:style style:name="P8" style:family="paragraph" style:parent-style-name="Standard" style:list-style-name="L6">
      <style:text-properties fo:language="de" fo:country="DE" style:text-underline-style="none" fo:font-weight="bold" style:font-weight-asian="bold" style:font-weight-complex="bold"/>
    </style:style>
    <style:style style:name="P9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mo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asian="zxx" style:country-asian="none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5in" svg:stroke-color="#000000" draw:marker-start="" draw:marker-start-width="0.1535in" draw:marker-start-center="false" draw:marker-end="" draw:marker-end-width="0.1535in" draw:marker-end-center="false" draw:fill="solid" draw:fill-color="#ffffff" draw:textarea-horizontal-align="justify" draw:textarea-vertical-align="middle" fo:padding-top="0.0744in" fo:padding-bottom="0.0744in" fo:padding-left="0.1228in" fo:padding-right="0.1228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fo:padding-top="0.0492in" fo:padding-bottom="0.0492in" fo:padding-left="0.098in" fo:padding-right="0.098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gebogen: Croggle</text:p>
      <text:p text:style-name="P2"/>
      <text:p text:style-name="P2">Aufgaben:</text:p>
      <text:list xml:id="list4494369160452563139" text:style-name="L1">
        <text:list-item>
          <text:p text:style-name="P3">starten Sie die Applikation</text:p>
        </text:list-item>
        <text:list-item>
          <text:p text:style-name="P3">legen Sie einen Benutzer an</text:p>
        </text:list-item>
        <text:list-item>
          <text:p text:style-name="P3">legen Sie einen weiteren Benutzer an</text:p>
        </text:list-item>
        <text:list-item>
          <text:p text:style-name="P3">spielen <text:span text:style-name="T1">Sie</text:span> einige Level, wenn möglich bis mindestens Level 7</text:p>
        </text:list-item>
        <text:list-item>
          <text:p text:style-name="P3">sehen Sie die Achievements ein</text:p>
        </text:list-item>
        <text:list-item>
          <text:p text:style-name="P3">ändern Sie die Lautstärke der Musik</text:p>
        </text:list-item>
        <text:list-item>
          <text:p text:style-name="P3">sehen Sie die Statistiken ein</text:p>
        </text:list-item>
      </text:list>
      <text:p text:style-name="P2"/>
      <text:p text:style-name="P2"/>
      <text:p text:style-name="P2">Fragen bezüglich Ihrer Person:</text:p>
      <text:p text:style-name="P2"/>
      <text:list xml:id="list3874918832903592107" text:style-name="L2">
        <text:list-item>
          <text:p text:style-name="P4">Wie alt sind Sie?</text:p>
        </text:list-item>
      </text:list>
      <text:p text:style-name="P2"/>
      <text:p text:style-name="P2"><draw:rect text:anchor-type="paragraph" draw:z-index="6" draw:style-name="gr2" draw:text-style-name="P9" svg:width="6.315in" svg:height="1.1024in" svg:x="0.5902in" svg:y="0.0272in"><text:p/></draw:rect></text:p>
      <text:p text:style-name="P2"/>
      <text:p text:style-name="P2"/>
      <text:p text:style-name="P2"/>
      <text:p text:style-name="P2"/>
      <text:p text:style-name="P2"/>
      <text:p text:style-name="P2"/>
      <text:list xml:id="list519678004" text:continue-numbering="true" text:style-name="L2">
        <text:list-item>
          <text:p text:style-name="P4">Haben Sie Vorkenntnisse bezüglich des Lambdakalküls?</text:p>
        </text:list-item>
      </text:list>
      <text:p text:style-name="P2"/>
      <text:p text:style-name="P2"><draw:rect text:anchor-type="paragraph" draw:z-index="49" draw:style-name="gr2" draw:text-style-name="P9" svg:width="6.315in" svg:height="1.1024in" svg:x="0.5902in" svg:y="0.0772in"><text:p/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576778097" text:continue-numbering="true" text:style-name="L2">
        <text:list-item>
          <text:p text:style-name="P4">Haben Sie Vorkenntnisse im Umgang mit Smartphones/Tablets?</text:p>
        </text:list-item>
      </text:list>
      <text:p text:style-name="P2"/>
      <text:p text:style-name="P2"><draw:rect text:anchor-type="paragraph" draw:z-index="5" draw:style-name="gr2" draw:text-style-name="P9" svg:width="6.315in" svg:height="1.1024in" svg:x="0.5902in" svg:y="0.0937in"><text:p/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Fragen bezüglich des Spiel:</text:p>
      <text:p text:style-name="P2"/>
      <text:list xml:id="list8078780075107984378" text:style-name="L3">
        <text:list-item>
          <text:p text:style-name="P5">Ist das Anlegen und Wechseln von Benutzern intuitiv?</text:p>
        </text:list-item>
      </text:list>
      <text:list xml:id="list6694277369980859893" text:style-name="L4">
        <text:list-header>
          <text:p text:style-name="P6"/>
        </text:list-header>
      </text:list>
      <text:p text:style-name="P2"><text:tab/>Ja sehr<text:tab/><text:tab/><text:tab/><text:tab/><text:tab/><text:tab/><text:tab/><text:tab/><text:tab/>überhaupt nicht</text:p>
      <text:p text:style-name="Standard"><draw:rect text:anchor-type="paragraph" draw:z-index="4" draw:style-name="gr1" draw:text-style-name="P9" svg:width="0.2504in" svg:height="0.2504in" svg:x="4.5311in" svg:y="0.0874in"><text:p/></draw:rect><draw:rect text:anchor-type="paragraph" draw:z-index="3" draw:style-name="gr1" draw:text-style-name="P9" svg:width="0.2504in" svg:height="0.2504in" svg:x="3.2291in" svg:y="0.0874in"><text:p/></draw:rect><draw:rect text:anchor-type="paragraph" draw:z-index="1" draw:style-name="gr1" draw:text-style-name="P9" svg:width="0.2504in" svg:height="0.2504in" svg:x="5.8839in" svg:y="0.1043in"><text:p/></draw:rect><draw:rect text:anchor-type="paragraph" draw:z-index="0" draw:style-name="gr1" draw:text-style-name="P9" svg:width="0.2504in" svg:height="0.2504in" svg:x="0.6445in" svg:y="0.0835in"><text:p/></draw:rect><draw:rect text:anchor-type="paragraph" draw:z-index="2" draw:style-name="gr1" draw:text-style-name="P9" svg:width="0.2504in" svg:height="0.2504in" svg:x="1.948in" svg:y="0.0772in"><text:p/></draw:rect></text:p>
      <text:p text:style-name="P2"/>
      <text:list xml:id="list457373168653750293" text:style-name="L5">
        <text:list-header>
          <text:p text:style-name="P7"/>
          <text:p text:style-name="P7">Was ist Ihnen negativ aufgefallen und wieso?</text:p>
        </text:list-header>
      </text:list>
      <text:p text:style-name="P2"><draw:rect text:anchor-type="paragraph" draw:z-index="7" draw:style-name="gr2" draw:text-style-name="P9" svg:width="6.315in" svg:height="1.1024in" svg:x="0.5902in" svg:y="0.0937in"><text:p/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959745602062319001" text:style-name="L6">
        <text:list-item>
          <text:p text:style-name="P8">Ist das Starten von Leveln intuitiv?</text:p>
        </text:list-item>
      </text:list>
      <text:p text:style-name="P2"/>
      <text:p text:style-name="P2"><text:tab/>Ja sehr<text:tab/><text:tab/><text:tab/><text:tab/><text:tab/><text:tab/><text:tab/><text:tab/><text:tab/>überhaupt nicht</text:p>
      <text:p text:style-name="Standard"><draw:rect text:anchor-type="paragraph" draw:z-index="8" draw:style-name="gr1" draw:text-style-name="P9" svg:width="0.2504in" svg:height="0.2504in" svg:x="0.6445in" svg:y="0.0835in"><text:p/></draw:rect><draw:rect text:anchor-type="paragraph" draw:z-index="9" draw:style-name="gr1" draw:text-style-name="P9" svg:width="0.2504in" svg:height="0.2504in" svg:x="5.8839in" svg:y="0.1043in"><text:p/></draw:rect><draw:rect text:anchor-type="paragraph" draw:z-index="10" draw:style-name="gr1" draw:text-style-name="P9" svg:width="0.2504in" svg:height="0.2504in" svg:x="1.948in" svg:y="0.0772in"><text:p/></draw:rect><draw:rect text:anchor-type="paragraph" draw:z-index="11" draw:style-name="gr1" draw:text-style-name="P9" svg:width="0.2504in" svg:height="0.2504in" svg:x="3.2291in" svg:y="0.0874in"><text:p/></draw:rect><draw:rect text:anchor-type="paragraph" draw:z-index="12" draw:style-name="gr1" draw:text-style-name="P9" svg:width="0.2504in" svg:height="0.2504in" svg:x="4.5311in" svg:y="0.0874in"><text:p/></draw:rect></text:p>
      <text:p text:style-name="P2"/>
      <text:p text:style-name="P2"/>
      <text:list xml:id="list2112256255" text:continue-numbering="true" text:style-name="L6">
        <text:list-header>
          <text:p text:style-name="P8">Was ist Ihnen negativ aufgefallen und wieso?</text:p>
        </text:list-header>
      </text:list>
      <text:p text:style-name="P2"><draw:rect text:anchor-type="paragraph" draw:z-index="43" draw:style-name="gr2" draw:text-style-name="P9" svg:width="6.315in" svg:height="1.1024in" svg:x="0.5902in" svg:y="0.0937in"><text:p/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33392318" text:continue-numbering="true" text:style-name="L6">
        <text:list-item>
          <text:p text:style-name="P8">Ist das Spielprinzip von „Einfärbe“-Leveln verständlich?</text:p>
        </text:list-item>
      </text:list>
      <text:p text:style-name="P2"/>
      <text:p text:style-name="P2"><text:tab/>Ja sehr<text:tab/><text:tab/><text:tab/><text:tab/><text:tab/><text:tab/><text:tab/><text:tab/><text:tab/>überhaupt nicht</text:p>
      <text:p text:style-name="Standard"><draw:rect text:anchor-type="paragraph" draw:z-index="13" draw:style-name="gr1" draw:text-style-name="P9" svg:width="0.2504in" svg:height="0.2504in" svg:x="0.6445in" svg:y="0.0835in"><text:p/></draw:rect><draw:rect text:anchor-type="paragraph" draw:z-index="14" draw:style-name="gr1" draw:text-style-name="P9" svg:width="0.2504in" svg:height="0.2504in" svg:x="5.8839in" svg:y="0.1043in"><text:p/></draw:rect><draw:rect text:anchor-type="paragraph" draw:z-index="15" draw:style-name="gr1" draw:text-style-name="P9" svg:width="0.2504in" svg:height="0.2504in" svg:x="1.948in" svg:y="0.0772in"><text:p/></draw:rect><draw:rect text:anchor-type="paragraph" draw:z-index="16" draw:style-name="gr1" draw:text-style-name="P9" svg:width="0.2504in" svg:height="0.2504in" svg:x="3.2291in" svg:y="0.0874in"><text:p/></draw:rect><draw:rect text:anchor-type="paragraph" draw:z-index="17" draw:style-name="gr1" draw:text-style-name="P9" svg:width="0.2504in" svg:height="0.2504in" svg:x="4.5311in" svg:y="0.0874in"><text:p/></draw:rect></text:p>
      <text:p text:style-name="P2"/>
      <text:p text:style-name="P2"/>
      <text:list xml:id="list1317759939" text:continue-numbering="true" text:style-name="L6">
        <text:list-header>
          <text:p text:style-name="P8">Was ist Ihnen negativ aufgefallen und wieso?</text:p>
        </text:list-header>
      </text:list>
      <text:p text:style-name="P2"><draw:rect text:anchor-type="paragraph" draw:z-index="44" draw:style-name="gr2" draw:text-style-name="P9" svg:width="6.315in" svg:height="1.1024in" svg:x="0.5902in" svg:y="0.1291in"><text:p/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908163938" text:continue-numbering="true" text:style-name="L6">
        <text:list-item>
          <text:p text:style-name="P8"><text:soft-page-break/>Ist das Spielprinzip von „Einfüge“-Leveln verständlich?</text:p>
        </text:list-item>
      </text:list>
      <text:p text:style-name="P2"/>
      <text:p text:style-name="P2"><text:tab/>Ja sehr<text:tab/><text:tab/><text:tab/><text:tab/><text:tab/><text:tab/><text:tab/><text:tab/><text:tab/>überhaupt nicht</text:p>
      <text:p text:style-name="Standard"><draw:rect text:anchor-type="paragraph" draw:z-index="18" draw:style-name="gr1" draw:text-style-name="P9" svg:width="0.2504in" svg:height="0.2504in" svg:x="0.6445in" svg:y="0.0835in"><text:p/></draw:rect><draw:rect text:anchor-type="paragraph" draw:z-index="19" draw:style-name="gr1" draw:text-style-name="P9" svg:width="0.2504in" svg:height="0.2504in" svg:x="5.8839in" svg:y="0.1043in"><text:p/></draw:rect><draw:rect text:anchor-type="paragraph" draw:z-index="20" draw:style-name="gr1" draw:text-style-name="P9" svg:width="0.2504in" svg:height="0.2504in" svg:x="1.948in" svg:y="0.0772in"><text:p/></draw:rect><draw:rect text:anchor-type="paragraph" draw:z-index="21" draw:style-name="gr1" draw:text-style-name="P9" svg:width="0.2504in" svg:height="0.2504in" svg:x="3.2291in" svg:y="0.0874in"><text:p/></draw:rect><draw:rect text:anchor-type="paragraph" draw:z-index="22" draw:style-name="gr1" draw:text-style-name="P9" svg:width="0.2504in" svg:height="0.2504in" svg:x="4.5311in" svg:y="0.0874in"><text:p/></draw:rect></text:p>
      <text:p text:style-name="P2"/>
      <text:p text:style-name="P2"/>
      <text:list xml:id="list1040164188" text:continue-numbering="true" text:style-name="L6">
        <text:list-header>
          <text:p text:style-name="P8">Was ist Ihnen negativ aufgefallen und wieso?</text:p>
        </text:list-header>
      </text:list>
      <text:p text:style-name="P2"><draw:rect text:anchor-type="paragraph" draw:z-index="45" draw:style-name="gr2" draw:text-style-name="P9" svg:width="6.315in" svg:height="1.1024in" svg:x="0.5902in" svg:y="0.15in"><text:p/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2913442" text:continue-numbering="true" text:style-name="L6">
        <text:list-item>
          <text:p text:style-name="P8">Ist das Spielprinzip von „Multiple Choice“-Leveln verständlich?</text:p>
        </text:list-item>
      </text:list>
      <text:p text:style-name="P2"/>
      <text:p text:style-name="P2"><text:tab/>Ja sehr<text:tab/><text:tab/><text:tab/><text:tab/><text:tab/><text:tab/><text:tab/><text:tab/><text:tab/>überhaupt nicht</text:p>
      <text:p text:style-name="Standard"><draw:rect text:anchor-type="paragraph" draw:z-index="23" draw:style-name="gr1" draw:text-style-name="P9" svg:width="0.2504in" svg:height="0.2504in" svg:x="0.6445in" svg:y="0.0835in"><text:p/></draw:rect><draw:rect text:anchor-type="paragraph" draw:z-index="24" draw:style-name="gr1" draw:text-style-name="P9" svg:width="0.2504in" svg:height="0.2504in" svg:x="5.8839in" svg:y="0.1043in"><text:p/></draw:rect><draw:rect text:anchor-type="paragraph" draw:z-index="25" draw:style-name="gr1" draw:text-style-name="P9" svg:width="0.2504in" svg:height="0.2504in" svg:x="1.948in" svg:y="0.0772in"><text:p/></draw:rect><draw:rect text:anchor-type="paragraph" draw:z-index="26" draw:style-name="gr1" draw:text-style-name="P9" svg:width="0.2504in" svg:height="0.2504in" svg:x="3.2291in" svg:y="0.0874in"><text:p/></draw:rect><draw:rect text:anchor-type="paragraph" draw:z-index="27" draw:style-name="gr1" draw:text-style-name="P9" svg:width="0.2504in" svg:height="0.2504in" svg:x="4.5311in" svg:y="0.0874in"><text:p/></draw:rect></text:p>
      <text:p text:style-name="P2"/>
      <text:p text:style-name="P2"/>
      <text:list xml:id="list2002252986" text:continue-numbering="true" text:style-name="L6">
        <text:list-header>
          <text:p text:style-name="P8">Was ist Ihnen negativ aufgefallen und wieso?</text:p>
        </text:list-header>
      </text:list>
      <text:p text:style-name="P2"><draw:rect text:anchor-type="paragraph" draw:z-index="46" draw:style-name="gr2" draw:text-style-name="P9" svg:width="6.315in" svg:height="1.1024in" svg:x="0.6008in" svg:y="0.1417in"><text:p/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277381059" text:continue-numbering="true" text:style-name="L6">
        <text:list-item>
          <text:p text:style-name="P8">Ist der Schwierigkeitsgrad der Level angemessen?</text:p>
        </text:list-item>
      </text:list>
      <text:p text:style-name="P2"/>
      <text:p text:style-name="P2"><text:tab/>Zu leicht<text:tab/><text:tab/><text:tab/><text:tab/><text:tab/><text:tab/><text:tab/><text:tab/><text:tab/> <text:s text:c="5"/>Zu schwer</text:p>
      <text:p text:style-name="Standard"><draw:rect text:anchor-type="paragraph" draw:z-index="28" draw:style-name="gr1" draw:text-style-name="P9" svg:width="0.2504in" svg:height="0.2504in" svg:x="0.6445in" svg:y="0.0835in"><text:p/></draw:rect><draw:rect text:anchor-type="paragraph" draw:z-index="29" draw:style-name="gr1" draw:text-style-name="P9" svg:width="0.2504in" svg:height="0.2504in" svg:x="5.8839in" svg:y="0.1043in"><text:p/></draw:rect><draw:rect text:anchor-type="paragraph" draw:z-index="30" draw:style-name="gr1" draw:text-style-name="P9" svg:width="0.2504in" svg:height="0.2504in" svg:x="1.948in" svg:y="0.0772in"><text:p/></draw:rect><draw:rect text:anchor-type="paragraph" draw:z-index="31" draw:style-name="gr1" draw:text-style-name="P9" svg:width="0.2504in" svg:height="0.2504in" svg:x="3.2291in" svg:y="0.0874in"><text:p/></draw:rect><draw:rect text:anchor-type="paragraph" draw:z-index="32" draw:style-name="gr1" draw:text-style-name="P9" svg:width="0.2504in" svg:height="0.2504in" svg:x="4.5311in" svg:y="0.0874in"><text:p/></draw:rect></text:p>
      <text:p text:style-name="P2"/>
      <text:p text:style-name="P2"/>
      <text:p text:style-name="P2"/>
      <text:list xml:id="list1106036011" text:continue-numbering="true" text:style-name="L6">
        <text:list-item>
          <text:p text:style-name="P8">Haben Sie die Hinweise (Button mit der Glühbirne) während des Spiels benutzt?</text:p>
        </text:list-item>
      </text:list>
      <text:p text:style-name="P2"><draw:rect text:anchor-type="paragraph" draw:z-index="50" draw:style-name="gr1" draw:text-style-name="P9" svg:width="0.2504in" svg:height="0.2504in" svg:x="0.9583in" svg:y="0.1335in"><text:p/></draw:rect><draw:rect text:anchor-type="paragraph" draw:z-index="51" draw:style-name="gr1" draw:text-style-name="P9" svg:width="0.2504in" svg:height="0.2504in" svg:x="3.4791in" svg:y="0.1228in"><text:p/></draw:rect></text:p>
      <text:p text:style-name="P2"><text:tab/><text:tab/><text:tab/>Ja <text:tab/><text:tab/><text:tab/><text:tab/><text:tab/>Nein</text:p>
      <text:p text:style-name="P2"/>
      <text:p text:style-name="P2"><text:tab/>Wenn nein, wieso nicht?</text:p>
      <text:p text:style-name="P2"><draw:rect text:anchor-type="paragraph" draw:z-index="52" draw:style-name="gr2" draw:text-style-name="P9" svg:width="6.315in" svg:height="1.1024in" svg:x="0.6008in" svg:y="0.1043in"><text:p/></draw:rect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216473312" text:continue-numbering="true" text:style-name="L6">
        <text:list-item>
          <text:p text:style-name="P8">Sind die Einstellungen intuitiv zu Erreichen und zu Bedienen?</text:p>
        </text:list-item>
      </text:list>
      <text:p text:style-name="P2"/>
      <text:p text:style-name="P2"><text:tab/>Ja sehr<text:tab/><text:tab/><text:tab/><text:tab/><text:tab/><text:tab/><text:tab/><text:tab/><text:tab/>überhaupt nicht</text:p>
      <text:p text:style-name="Standard"><draw:rect text:anchor-type="paragraph" draw:z-index="33" draw:style-name="gr1" draw:text-style-name="P9" svg:width="0.2504in" svg:height="0.2504in" svg:x="0.6445in" svg:y="0.0835in"><text:p/></draw:rect><draw:rect text:anchor-type="paragraph" draw:z-index="34" draw:style-name="gr1" draw:text-style-name="P9" svg:width="0.2504in" svg:height="0.2504in" svg:x="5.8839in" svg:y="0.1043in"><text:p/></draw:rect><draw:rect text:anchor-type="paragraph" draw:z-index="35" draw:style-name="gr1" draw:text-style-name="P9" svg:width="0.2504in" svg:height="0.2504in" svg:x="1.948in" svg:y="0.0772in"><text:p/></draw:rect><draw:rect text:anchor-type="paragraph" draw:z-index="36" draw:style-name="gr1" draw:text-style-name="P9" svg:width="0.2504in" svg:height="0.2504in" svg:x="3.2291in" svg:y="0.0874in"><text:p/></draw:rect><draw:rect text:anchor-type="paragraph" draw:z-index="37" draw:style-name="gr1" draw:text-style-name="P9" svg:width="0.2504in" svg:height="0.2504in" svg:x="4.5311in" svg:y="0.0874in"><text:p/></draw:rect></text:p>
      <text:p text:style-name="P2"/>
      <text:p text:style-name="P2"/>
      <text:list xml:id="list112683167" text:continue-numbering="true" text:style-name="L6">
        <text:list-header>
          <text:p text:style-name="P8">Was ist Ihnen negativ aufgefallen und wieso?</text:p>
        </text:list-header>
      </text:list>
      <text:p text:style-name="P2"/>
      <text:p text:style-name="P2"><draw:rect text:anchor-type="paragraph" draw:z-index="47" draw:style-name="gr2" draw:text-style-name="P9" svg:width="6.315in" svg:height="1.1024in" svg:x="0.5902in" svg:y="0.0937in"><text:p/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907426858" text:continue-numbering="true" text:style-name="L6">
        <text:list-item>
          <text:p text:style-name="P8">Ist das Erreichen und Bedienen der Statistiken intuitiv?</text:p>
        </text:list-item>
      </text:list>
      <text:p text:style-name="P2"/>
      <text:p text:style-name="P2"><text:tab/>Ja sehr<text:tab/><text:tab/><text:tab/><text:tab/><text:tab/><text:tab/><text:tab/><text:tab/><text:tab/>überhaupt nicht</text:p>
      <text:p text:style-name="Standard"><draw:rect text:anchor-type="paragraph" draw:z-index="38" draw:style-name="gr1" draw:text-style-name="P9" svg:width="0.2504in" svg:height="0.2504in" svg:x="0.6445in" svg:y="0.0835in"><text:p/></draw:rect><draw:rect text:anchor-type="paragraph" draw:z-index="39" draw:style-name="gr1" draw:text-style-name="P9" svg:width="0.2504in" svg:height="0.2504in" svg:x="5.8839in" svg:y="0.1043in"><text:p/></draw:rect><draw:rect text:anchor-type="paragraph" draw:z-index="40" draw:style-name="gr1" draw:text-style-name="P9" svg:width="0.2504in" svg:height="0.2504in" svg:x="1.948in" svg:y="0.0772in"><text:p/></draw:rect><draw:rect text:anchor-type="paragraph" draw:z-index="41" draw:style-name="gr1" draw:text-style-name="P9" svg:width="0.2504in" svg:height="0.2504in" svg:x="3.2291in" svg:y="0.0874in"><text:p/></draw:rect><draw:rect text:anchor-type="paragraph" draw:z-index="42" draw:style-name="gr1" draw:text-style-name="P9" svg:width="0.2504in" svg:height="0.2504in" svg:x="4.5311in" svg:y="0.0874in"><text:p/></draw:rect></text:p>
      <text:p text:style-name="P2"/>
      <text:p text:style-name="P2"/>
      <text:list xml:id="list1366218629" text:continue-numbering="true" text:style-name="L6">
        <text:list-header>
          <text:p text:style-name="P8">Was ist Ihnen negativ aufgefallen und wieso?</text:p>
        </text:list-header>
      </text:list>
      <text:p text:style-name="P2"><draw:rect text:anchor-type="paragraph" draw:z-index="53" draw:style-name="gr2" draw:text-style-name="P9" svg:width="6.315in" svg:height="1.1024in" svg:x="0.6008in" svg:y="0.1228in"><text:p/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885595282" text:continue-numbering="true" text:style-name="L6">
        <text:list-item>
          <text:p text:style-name="P8">Haben alle Schaltflächen das getan was Sie erwartet haben?</text:p>
        </text:list-item>
      </text:list>
      <text:p text:style-name="P2"><draw:rect text:anchor-type="paragraph" draw:z-index="55" draw:style-name="gr1" draw:text-style-name="P9" svg:width="0.2504in" svg:height="0.2504in" svg:x="3.4791in" svg:y="0.1228in"><text:p/></draw:rect><draw:rect text:anchor-type="paragraph" draw:z-index="54" draw:style-name="gr1" draw:text-style-name="P9" svg:width="0.2504in" svg:height="0.2504in" svg:x="0.9583in" svg:y="0.1335in"><text:p/></draw:rect></text:p>
      <text:p text:style-name="P2"><text:tab/><text:tab/><text:tab/>Ja <text:tab/><text:tab/><text:tab/><text:tab/><text:tab/>Nein</text:p>
      <text:p text:style-name="P2"/>
      <text:p text:style-name="P2"/>
      <text:p text:style-name="P2"><text:tab/>Wenn nein, welche Schaltfläche betrifft das und was hätten Sie erwartet?</text:p>
      <text:p text:style-name="P2"><draw:rect text:anchor-type="paragraph" draw:z-index="56" draw:style-name="gr2" draw:text-style-name="P9" svg:width="6.315in" svg:height="1.1024in" svg:x="0.5902in" svg:y="0.0937in"><text:p/></draw:rect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537742283" text:continue-numbering="true" text:style-name="L6">
        <text:list-item>
          <text:p text:style-name="P8">Sind Ihnen während des Spielens Wartezeiten negativ aufgefallen? Wenn ja, bitte erläutern Sie an welcher Stelle</text:p>
        </text:list-item>
      </text:list>
      <text:p text:style-name="P2"><draw:rect text:anchor-type="paragraph" draw:z-index="57" draw:style-name="gr1" draw:text-style-name="P9" svg:width="0.2504in" svg:height="0.2504in" svg:x="1.0311in" svg:y="0.1543in"><text:p/></draw:rect><draw:rect text:anchor-type="paragraph" draw:z-index="58" draw:style-name="gr1" draw:text-style-name="P9" svg:width="0.2504in" svg:height="0.2504in" svg:x="3.4689in" svg:y="0.1689in"><text:p/></draw:rect></text:p>
      <text:list xml:id="list1911771815" text:continue-numbering="true" text:style-name="L6">
        <text:list-header>
          <text:p text:style-name="P8"><text:tab/><text:tab/>Ja <text:tab/><text:tab/><text:tab/><text:tab/><text:tab/>Nein</text:p>
        </text:list-header>
      </text:list>
      <text:p text:style-name="P2"/>
      <text:p text:style-name="P2"><draw:rect text:anchor-type="paragraph" draw:z-index="59" draw:style-name="gr2" draw:text-style-name="P9" svg:width="6.315in" svg:height="1.1024in" svg:x="0.5902in" svg:y="0.0937in"><text:p/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816711659" text:continue-numbering="true" text:style-name="L6">
        <text:list-item>
          <text:p text:style-name="P8">Haben Sie noch Anmerkungen zu Croggle?</text:p>
        </text:list-item>
      </text:list>
      <text:p text:style-name="P2"/>
      <text:p text:style-name="P2"><draw:rect text:anchor-type="paragraph" draw:z-index="48" draw:style-name="gr2" draw:text-style-name="P9" svg:width="6.315in" svg:height="1.1024in" svg:x="0.5902in" svg:y="0.0937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Arimo1" svg:font-family="Arimo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a Winter</meta:initial-creator>
    <meta:creation-date>2014-03-06T14:51:35</meta:creation-date>
    <dc:date>2014-03-27T11:34:24</dc:date>
    <meta:editing-duration>P1DT2H33M37S</meta:editing-duration>
    <meta:editing-cycles>9</meta:editing-cycles>
    <meta:generator>OpenOffice/4.0.1$Unix OpenOffice.org_project/401m5$Build-9714</meta:generator>
    <dc:creator>Lena Winter</dc:creator>
    <meta:document-statistic meta:table-count="0" meta:image-count="0" meta:object-count="0" meta:page-count="5" meta:paragraph-count="46" meta:word-count="292" meta:character-count="1916"/>
  </office:meta>
</office:document-meta>
</file>